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CE000001D259E39CA8F.svm" manifest:media-type=""/>
  <manifest:file-entry manifest:full-path="Pictures/2000000900002B34000037D0E8846380.svm" manifest:media-type=""/>
  <manifest:file-entry manifest:full-path="Pictures/200000090000374B00003B88EC5290F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268cm" fo:margin-left="-0.136cm" table:align="left" style:writing-mode="lr-tb"/>
    </style:style>
    <style:style style:name="Tabelle1.A" style:family="table-column">
      <style:table-column-properties style:column-width="4.06cm"/>
    </style:style>
    <style:style style:name="Tabelle1.D" style:family="table-column">
      <style:table-column-properties style:column-width="4.087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D1" style:family="table-cell">
      <style:table-cell-properties style:vertical-align="top" fo:padding-left="0.123cm" fo:padding-right="0.123cm" fo:padding-top="0cm" fo:padding-bottom="0cm" fo:border="0.75pt solid #000000" style:writing-mode="lr-tb"/>
    </style:style>
    <style:style style:name="Tabelle2" style:family="table">
      <style:table-properties style:width="16.268cm" fo:margin-left="-0.136cm" table:align="left" style:writing-mode="lr-tb"/>
    </style:style>
    <style:style style:name="Tabelle2.A" style:family="table-column">
      <style:table-column-properties style:column-width="4.06cm"/>
    </style:style>
    <style:style style:name="Tabelle2.D" style:family="table-column">
      <style:table-column-properties style:column-width="4.087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2.D1" style:family="table-cell">
      <style:table-cell-properties style:vertical-align="top" fo:padding-left="0.123cm" fo:padding-right="0.123cm" fo:padding-top="0cm" fo:padding-bottom="0cm" fo:border="0.75pt solid #000000" style:writing-mode="lr-tb"/>
    </style:style>
    <style:style style:name="Tabelle3" style:family="table">
      <style:table-properties style:width="16.268cm" fo:margin-left="-0.136cm" table:align="left" style:writing-mode="lr-tb"/>
    </style:style>
    <style:style style:name="Tabelle3.A" style:family="table-column">
      <style:table-column-properties style:column-width="4.06cm"/>
    </style:style>
    <style:style style:name="Tabelle3.D" style:family="table-column">
      <style:table-column-properties style:column-width="4.087cm"/>
    </style:style>
    <style:style style:name="Tabelle3.1" style:family="table-row">
      <style:table-row-properties fo:keep-together="auto"/>
    </style:style>
    <style:style style:name="Tabel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3.D1" style:family="table-cell">
      <style:table-cell-properties style:vertical-align="top" fo:padding-left="0.123cm" fo:padding-right="0.123cm" fo:padding-top="0cm" fo:padding-bottom="0cm" fo:border="0.75pt solid #000000" style:writing-mode="lr-tb"/>
    </style:style>
    <style:style style:name="Tabelle4" style:family="table">
      <style:table-properties style:width="16.268cm" fo:margin-left="-0.136cm" table:align="left" style:writing-mode="lr-tb"/>
    </style:style>
    <style:style style:name="Tabelle4.A" style:family="table-column">
      <style:table-column-properties style:column-width="4.06cm"/>
    </style:style>
    <style:style style:name="Tabelle4.D" style:family="table-column">
      <style:table-column-properties style:column-width="4.087cm"/>
    </style:style>
    <style:style style:name="Tabelle4.1" style:family="table-row">
      <style:table-row-properties fo:keep-together="auto"/>
    </style:style>
    <style:style style:name="Tabel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4.D1" style:family="table-cell">
      <style:table-cell-properties style:vertical-align="top" fo:padding-left="0.123cm" fo:padding-right="0.123cm" fo:padding-top="0cm" fo:padding-bottom="0cm" fo:border="0.75pt solid #000000" style:writing-mode="lr-tb"/>
    </style:style>
    <style:style style:name="Tabelle5" style:family="table">
      <style:table-properties style:width="16.268cm" fo:margin-left="-0.136cm" table:align="left" style:writing-mode="lr-tb"/>
    </style:style>
    <style:style style:name="Tabelle5.A" style:family="table-column">
      <style:table-column-properties style:column-width="4.06cm"/>
    </style:style>
    <style:style style:name="Tabelle5.D" style:family="table-column">
      <style:table-column-properties style:column-width="4.087cm"/>
    </style:style>
    <style:style style:name="Tabelle5.1" style:family="table-row">
      <style:table-row-properties fo:keep-together="auto"/>
    </style:style>
    <style:style style:name="Tabel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5.D1" style:family="table-cell">
      <style:table-cell-properties style:vertical-align="top" fo:padding-left="0.123cm" fo:padding-right="0.123cm" fo:padding-top="0cm" fo:padding-bottom="0cm" fo:border="0.75pt solid #000000" style:writing-mode="lr-tb"/>
    </style:style>
    <style:style style:name="Tabelle6" style:family="table">
      <style:table-properties style:width="16.268cm" fo:margin-left="-0.136cm" table:align="left" style:writing-mode="lr-tb"/>
    </style:style>
    <style:style style:name="Tabelle6.A" style:family="table-column">
      <style:table-column-properties style:column-width="4.06cm"/>
    </style:style>
    <style:style style:name="Tabelle6.D" style:family="table-column">
      <style:table-column-properties style:column-width="4.087cm"/>
    </style:style>
    <style:style style:name="Tabelle6.1" style:family="table-row">
      <style:table-row-properties fo:keep-together="auto"/>
    </style:style>
    <style:style style:name="Tabel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6.D1"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style:font-name="Century Schoolbook" style:font-name-asian="Century Schoolbook" style:font-name-complex="Century Schoolbook"/>
    </style:style>
    <style:style style:name="P4" style:family="paragraph" style:parent-style-name="Standard">
      <style:paragraph-properties fo:text-align="justify" style:justify-single-word="false"/>
      <style:text-properties style:font-name="Century Schoolbook" style:font-name-asian="Century Schoolbook" style:font-name-complex="Century Schoolbook"/>
    </style:style>
    <style:style style:name="P5" style:family="paragraph" style:parent-style-name="Standard">
      <style:paragraph-properties fo:text-align="center" style:justify-single-word="false"/>
      <style:text-properties style:font-name="Century Schoolbook" style:font-name-asian="Century Schoolbook" style:font-name-complex="Century Schoolbook"/>
    </style:style>
    <style:style style:name="P6" style:family="paragraph" style:parent-style-name="Standard">
      <style:paragraph-properties fo:text-align="center" style:justify-single-word="false" style:snap-to-layout-grid="false"/>
      <style:text-properties style:font-name="Century Schoolbook" style:font-name-asian="Century Schoolbook" style:font-name-complex="Century Schoolbook"/>
    </style:style>
    <style:style style:name="P7" style:family="paragraph" style:parent-style-name="Standard">
      <style:text-properties style:font-name="Century Schoolbook" fo:font-size="11pt" style:font-name-asian="Century Schoolbook" style:font-size-asian="11pt" style:font-name-complex="Century Schoolbook" style:font-size-complex="11pt"/>
    </style:style>
    <style:style style:name="P8" style:family="paragraph" style:parent-style-name="Standard">
      <style:paragraph-properties fo:text-align="justify" style:justify-single-word="false"/>
      <style:text-properties style:font-name="Century Schoolbook" fo:font-size="11pt" style:font-name-asian="Century Schoolbook" style:font-size-asian="11pt" style:font-name-complex="Century Schoolbook" style:font-size-complex="11pt"/>
    </style:style>
    <style:style style:name="P9" style:family="paragraph" style:parent-style-name="Standard">
      <style:paragraph-properties fo:text-align="center" style:justify-single-word="false"/>
      <style:text-properties style:font-name="Century Schoolbook" fo:font-size="11pt" style:font-name-asian="Century Schoolbook" style:font-size-asian="11pt" style:font-name-complex="Century Schoolbook" style:font-size-complex="11pt"/>
    </style:style>
    <style:style style:name="P10" style:family="paragraph" style:parent-style-name="Standard">
      <style:text-properties style:font-name="Century Schoolbook" fo:font-size="12pt" style:font-name-asian="Century Schoolbook" style:font-size-asian="12pt" style:font-name-complex="Century Schoolbook"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break-before="page"/>
      <style:text-properties style:font-name="Century Schoolbook" style:font-name-asian="Century Schoolbook" style:font-name-complex="Century Schoolbook"/>
    </style:style>
    <style:style style:name="P13"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Century Schoolbook" style:font-name-asian="Century Schoolbook" style:font-name-complex="Century Schoolbook"/>
    </style:style>
    <style:style style:name="P16" style:family="paragraph" style:parent-style-name="Standard">
      <style:paragraph-properties fo:text-align="center" style:justify-single-word="false"/>
      <style:text-properties style:font-name="Century Schoolbook" style:font-name-asian="Century Schoolbook" style:font-name-complex="Century Schoolbook"/>
    </style:style>
    <style:style style:name="P17" style:family="paragraph" style:parent-style-name="Standard">
      <style:text-properties fo:font-size="14pt" fo:font-style="italic" fo:font-weight="normal" officeooo:rsid="001b02c9" officeooo:paragraph-rsid="0016b14b" style:font-size-asian="14pt" style:font-size-complex="14pt"/>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margin-left="0cm" fo:margin-right="0cm" fo:text-align="start" style:justify-single-word="false" fo:orphans="2" fo:widows="2" fo:text-indent="0cm" style:auto-text-indent="false" style:vertical-align="baseline"/>
      <style:text-properties fo:font-size="14pt" fo:font-weight="bold" officeooo:paragraph-rsid="0016b14b" style:font-size-asian="14pt" style:font-weight-asian="bold" style:font-size-complex="14pt" style:font-weight-complex="bold"/>
    </style:style>
    <style:style style:name="P20" style:family="paragraph" style:parent-style-name="Heading_20_1">
      <style:paragraph-properties fo:break-before="pag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5.998cm" style:type="right" style:leader-style="dotted" style:leader-text="."/>
        </style:tab-stops>
      </style:paragraph-properties>
    </style:style>
    <style:style style:name="P23"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style:font-name="Century Schoolbook" style:font-name-asian="Century Schoolbook" style:font-name-complex="Century Schoolbook"/>
    </style:style>
    <style:style style:name="T2" style:family="text">
      <style:text-properties style:font-name="Century Schoolbook" fo:font-size="12pt" style:font-name-asian="Century Schoolbook" style:font-size-asian="12pt" style:font-name-complex="Century Schoolbook" style:font-size-complex="12pt"/>
    </style:style>
    <style:style style:name="T3" style:family="text">
      <style:text-properties style:font-name="Century Schoolbook" fo:font-size="12pt" style:text-underline-style="solid" style:text-underline-width="auto" style:text-underline-color="font-color" style:font-name-asian="Century Schoolbook" style:font-size-asian="12pt" style:font-name-complex="Century Schoolbook" style:font-size-complex="12pt"/>
    </style:style>
    <style:style style:name="T4" style:family="text">
      <style:text-properties officeooo:rsid="001523cd"/>
    </style:style>
    <style:style style:name="T5" style:family="text">
      <style:text-properties officeooo:rsid="001b9c15"/>
    </style:style>
    <style:style style:name="T6" style:family="text">
      <style:text-properties fo:font-weight="bold" style:font-weight-asian="bold" style:font-weight-complex="bold"/>
    </style:style>
    <style:style style:name="T7" style:family="text">
      <style:text-properties officeooo:rsid="0018742a"/>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achhochschule Hannover<text:tab/><text:tab/><text:tab/><text:tab/><text:tab/><text:tab/>Versuch Nr. 12</text:p>
      <text:p text:style-name="P1">Fachbereich Elektrotechnik<text:tab/></text:p>
      <text:p text:style-name="P1">Labor für Datenverarbeitung</text:p>
      <text:p text:style-name="P1">Leitung: Prof. <text:s/>Stricker</text:p>
      <text:p text:style-name="P1"/>
      <text:p text:style-name="P1"/>
      <text:p text:style-name="P1"/>
      <text:p text:style-name="P2"><text:span text:style-name="T4">Protokoll</text:span> zu den Übungen im Labor </text:p>
      <text:p text:style-name="P2">Datenverarbeitung</text:p>
      <text:p text:style-name="P2"/>
      <text:p text:style-name="P2">Versuch:</text:p>
      <text:p text:style-name="P2">Datenkompres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Copyright <text:span text:style-name="T5">2000</text:span>-2015 Rolf Hemmerling</text:p>
      <text:p text:style-name="P17">Licensed under the Apache License, Version 2.0</text:p>
      <text:p text:style-name="P19"/>
      <text:p text:style-name="P1">Name: Rolf Hemmerling</text:p>
      <text:p text:style-name="P1">Semester: I8</text:p>
      <text:p text:style-name="P1"/>
      <text:p text:style-name="P1">Gruppe: Rolf Hemmerling</text:p>
      <text:p text:style-name="P18"><text:span text:style-name="T6">Hannover, den 17.03.2000</text:span></text:p>
      <text:p text:style-name="P18"><text:span text:style-name="T6"/></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Inhaltsverzeichnis</text:p>
          </text:index-title>
          <text:p text:style-name="P22"><text:a xlink:type="simple" xlink:href="#__RefHeading__4742_1434703949" text:style-name="Index_20_Link" text:visited-style-name="Index_20_Link">1 Einleitung<text:tab/>3</text:a></text:p>
          <text:p text:style-name="P22"><text:a xlink:type="simple" xlink:href="#__RefHeading__4744_1434703949" text:style-name="Index_20_Link" text:visited-style-name="Index_20_Link">2 Aufbau der Programme / Softwarearbeiten<text:tab/>3</text:a></text:p>
          <text:p text:style-name="P23"><text:a xlink:type="simple" xlink:href="#__RefHeading__4746_1434703949" text:style-name="Index_20_Link" text:visited-style-name="Index_20_Link">2.1 Programm „einsdiff“ zur Berechnung der ersten Differenzen<text:tab/>3</text:a></text:p>
          <text:p text:style-name="P23"><text:a xlink:type="simple" xlink:href="#__RefHeading__4748_1434703949" text:style-name="Index_20_Link" text:visited-style-name="Index_20_Link">2.2 Programm „zweidiff“ zur Berechnung der zweiten Differenzen<text:tab/>4</text:a></text:p>
          <text:p text:style-name="P23"><text:a xlink:type="simple" xlink:href="#__RefHeading__4750_1434703949" text:style-name="Index_20_Link" text:visited-style-name="Index_20_Link">2.3 Programm „compress“ zur Komprimierung von Daten nach dem<text:tab/>5</text:a></text:p>
          <text:p text:style-name="P23"><text:a xlink:type="simple" xlink:href="#__RefHeading__4752_1434703949" text:style-name="Index_20_Link" text:visited-style-name="Index_20_Link"><text:s text:c="6"/>Shannon-Fano-Verfahren<text:tab/>5</text:a></text:p>
          <text:p text:style-name="P22"><text:a xlink:type="simple" xlink:href="#__RefHeading__4754_1434703949" text:style-name="Index_20_Link" text:visited-style-name="Index_20_Link">3 Kompression verschiedener Signale / Praktischer Teil<text:tab/>6</text:a></text:p>
          <text:p text:style-name="P23"><text:a xlink:type="simple" xlink:href="#__RefHeading__4756_1434703949" text:style-name="Index_20_Link" text:visited-style-name="Index_20_Link">3.1 Rechteckspannung<text:tab/>6</text:a></text:p>
          <text:p text:style-name="P23"><text:a xlink:type="simple" xlink:href="#__RefHeading__4758_1434703949" text:style-name="Index_20_Link" text:visited-style-name="Index_20_Link">3.2 Gleichspannung<text:tab/>6</text:a></text:p>
          <text:p text:style-name="P23"><text:a xlink:type="simple" xlink:href="#__RefHeading__4760_1434703949" text:style-name="Index_20_Link" text:visited-style-name="Index_20_Link">3.3 Rauschspannung<text:tab/>6</text:a></text:p>
          <text:p text:style-name="P23"><text:a xlink:type="simple" xlink:href="#__RefHeading__4762_1434703949" text:style-name="Index_20_Link" text:visited-style-name="Index_20_Link">3.4 Dreieckspannung<text:tab/>7</text:a></text:p>
          <text:p text:style-name="P23"><text:a xlink:type="simple" xlink:href="#__RefHeading__4764_1434703949" text:style-name="Index_20_Link" text:visited-style-name="Index_20_Link">3.5 Sinusspannung<text:tab/>7</text:a></text:p>
          <text:p text:style-name="P23"><text:a xlink:type="simple" xlink:href="#__RefHeading__4766_1434703949" text:style-name="Index_20_Link" text:visited-style-name="Index_20_Link">3.6 Textdatei „ascii.mes“<text:tab/>7</text:a></text:p>
          <text:p text:style-name="P22"><text:a xlink:type="simple" xlink:href="#__RefHeading__4768_1434703949" text:style-name="Index_20_Link" text:visited-style-name="Index_20_Link">4 Beschreibung des Dekompressionsverfahrens<text:tab/>7</text:a></text:p>
        </text:index-body>
      </text:table-of-content>
      <text:p text:style-name="P18"><text:span text:style-name="T6"/></text:p>
      <text:h text:style-name="P20" text:outline-level="1"><text:bookmark-start text:name="__RefHeading__4742_1434703949"/>1 Einleitung<text:bookmark-end text:name="__RefHeading__4742_1434703949"/></text:h>
      <text:p text:style-name="P7"/>
      <text:p text:style-name="P4">In dem Versuch „Datenkompression“ des Datenverarbeitungslabors sollten drei Programme geschrieben werden, die einen Einblick in die Methoden und Algorithmen der Datenkompression digitaler Daten vermitteln. Bei den ersten zwei Programmen „einsdiff“ und „zweidiff“ handelt es sich um keine Kompressionsverfahren, sondern um Programme, die eine Datenaufbereitung vornehmen. Es ist manchmal sinnvoll, Daten zu manipulieren, bevor sie einem Kompressionsverfahren unterworfen werden, um so einen besseren Kompressionsgrad zu erzielen. Die Programme „einsdiff“ und „zweidiff“ wenden dazu das Differenzverfahren an. Beim Differenzverfahren wird nicht das Originalsignal übertragen, sondern die ersten oder zweiten Differenzen des Originalsignals, je nach verwendetem Verfahren.</text:p>
      <text:p text:style-name="P4">Als drittes Programm ist von mir ein Kompressionsprogramm nach Shannon-Fano-Verfahren geschrieben worden. Es handelt sich dabei um Codierungsverfahren, das auf Codes variabler Länge basiert. </text:p>
      <text:p text:style-name="P8"/>
      <text:p text:style-name="P8"/>
      <text:h text:style-name="Heading_20_1" text:outline-level="1"><text:bookmark-start text:name="__RefHeading__4744_1434703949"/>2 Aufbau der Programme / Softwarearbeiten<text:bookmark-end text:name="__RefHeading__4744_1434703949"/></text:h>
      <text:p text:style-name="P8"/>
      <text:h text:style-name="Heading_20_2" text:outline-level="2"><text:bookmark-start text:name="__RefHeading__4746_1434703949"/>2.1 Programm „einsdiff“ zur Berechnung der ersten Differenzen<text:bookmark-end text:name="__RefHeading__4746_1434703949"/></text:h>
      <text:p text:style-name="P8"/>
      <text:p text:style-name="P4">Das Programm „einsdiff“ beginnt mit dem Initialisieren der Variablen für die Meßwerte und den Differenzen im Speicher. Danach wird aus der Kommandozeile der Name für die Meßwertdatei geholt und in der Prozedur „messwerte_lesen“ die Datei geöffnet. Jetzt werden die Meßwerte aus der Datei gelesen und in den dafür vorgesehenen <text:s/>Speicherbereich geschrieben. Ist die Datei gelesen worden, wird die Prozedur „diff1_berechnen“ aufgerufen. Hier werden aus den Meßwerten die ersten Differenzen berechnet und im Speicher abgelegt. Danach wird die Prozedur „diff1_schreiben“ aufgerufen, wo zunächst eine Datei zum Schreiben geöffnet wird. In diese Datei mit Endung „1st“ werden die berechneten Differenzen aus dem Speicher in die Datei geschrieben. Danach werden noch die Prozeduren „messwerte_ausgeben“ und „diff1_ausgeben“ ausgeführt, wo der maximale und minimale Meßwert bzw. Differenzwert auf dem Bildschirm ausgegeben wird. Dann wird das Programm beendet und man kehrt in die DOS-Umgebung zurück. Erfolgt der Aufruf des Programms ohne Parameter in der Kommandozeile, so wird der Syntax für den Programmaufruf ausgegeben.</text:p>
      <text:p text:style-name="P4"/>
      <text:p text:style-name="P4">Konzeptstrucktogramm:</text:p>
      <text:p text:style-name="P9"><text:soft-page-break/><draw:frame draw:style-name="fr1" draw:name="Grafik1" text:anchor-type="as-char" svg:width="7.62cm" svg:height="9.814cm" draw:z-index="0"><draw:image xlink:href="Pictures/2000000900002B34000037D0E8846380.svm" xlink:type="simple" xlink:show="embed" xlink:actuate="onLoad"/></draw:frame></text:p>
      <text:h text:style-name="Heading_20_2" text:outline-level="2"><text:bookmark-start text:name="__RefHeading__4748_1434703949"/>2.2 Programm „zweidiff“ zur Berechnung der zweiten Differenzen<text:bookmark-end text:name="__RefHeading__4748_1434703949"/></text:h>
      <text:p text:style-name="P8"/>
      <text:p text:style-name="P11"><text:span text:style-name="T1">Das Programm „zweidiff“ beginnt mit dem Initialisieren der Variablen für die Meßwerte und den Differenzen im Speicher. Danach wird aus der Kommandozeile der Name für die Meßwertdatei geholt und in der Prozedur </text:span><text:span text:style-name="T1">„messwerte_lesen“ die Datei geöffnet. Jetzt werden die Meßwerte aus der Datei gelesen und in den dafür vorgesehenen <text:s/>Speicherbereich geschrieben. Ist die Datei gelesen worden, wird die Prozedur „diff2_berechnen“ aufgerufen. Hier werden aus den Meßwerten die zweiten Differenzen berechnet und im Speicher abgelegt. Danach wird die Prozedur „diff2_schreiben“ aufgerufen, wo zunächst eine Datei zum Schreiben geöffnet wird. In diese Datei mit Endung „2nd“ werden die berechneten Differenzen aus dem Speicher in die Datei geschrieben. Danach werden noch die Prozeduren „messwerte_ausgeben“ und „diff2_ausgeben“ ausgeführt, wo der maximale und minimale Meßwert bzw. Differenzwert auf dem Bildschirm ausgegeben wird. Dann wird das Programm beendet und man kehrt in die DOS-Umgebung zurück. Erfolgt der Aufruf des Programms ohne Parameter in der Kommandozeile, so wird der Syntax für den Programmaufruf ausgegeben.</text:span></text:p>
      <text:p text:style-name="P4"/>
      <text:p text:style-name="P4">Konzeptstrucktogramm:</text:p>
      <text:p text:style-name="P8"/>
      <text:p text:style-name="P9"><text:soft-page-break/><draw:frame draw:style-name="fr1" draw:name="Grafik2" text:anchor-type="as-char" svg:width="9.654cm" svg:height="10.393cm" draw:z-index="1"><draw:image xlink:href="Pictures/200000090000374B00003B88EC5290FB.svm" xlink:type="simple" xlink:show="embed" xlink:actuate="onLoad"/></draw:frame></text:p>
      <text:p text:style-name="P8"/>
      <text:p text:style-name="P8"/>
      <text:h text:style-name="Heading_20_2" text:outline-level="2"><text:bookmark-start text:name="__RefHeading__4750_1434703949"/>2.3 Programm „compress“ zur Komprimierung von Daten nach dem<text:bookmark-end text:name="__RefHeading__4750_1434703949"/></text:h>
      <text:h text:style-name="Heading_20_2" text:outline-level="2"><text:bookmark-start text:name="__RefHeading__4752_1434703949"/><text:span text:style-name="T2"><text:s text:c="6"/></text:span><text:span text:style-name="T3">Shannon-Fano-Verfahren</text:span><text:bookmark-end text:name="__RefHeading__4752_1434703949"/></text:h>
      <text:p text:style-name="P7"/>
      <text:p text:style-name="P11"><text:span text:style-name="T1">Das Programm „compress“ beginnt mit dem Definieren der Variablen im Speicher und holt danach aus der Kommandozeile den Namen der Datei, die komprimiert werden soll. Wird kein Name in der Kommandozeile eingegeben, so erfolgt die Ausgabe des Syntax für den Programmaufruf auf dem Bildschirm und das Programm kehrt zu DOS zurück. Ist ein Dateiname eingegeben worden, so wird die Prozedur „start“ angesprungen. In dieser Prozedur werden zuerst die Dateinamen für die komprimierte Datei und die Codetabelle zusammengefügt und dann die Prozedur „datei_haeufigkeiten“ aufgerufen. Die Prozedur „datei_haeufigkeiten“ dient zum Ermitteln der Häufigkeiten der Zeichen in der Datei, die komprimiert werden soll und legt diese in einer Tabelle ab. Ist die komplette Datei gelesen, so wird diese verlassen und die Prozedur „sortiere“ aufgerufen. Hier wird die Tabelle mit den ermittelten Häufigkeiten mittels Bubblesort sortiert, so daß das Zeichen mit der größten Häufigkeit an der 1. Stelle in der Tabelle steht, dann das 2. Häufigste an der 2. Stelle, usw.. Nachdem die Tabelle sortiert wurde, wird die Prozedur „kette_init“ ausgeführt, in der die Startzeiger der Codes für die Zeichen auf dem Heap angelegt werden. Ist dieses geschehen, so wird die Prozedur „tabelle_teilen“ mit der ersten und letzten Tabelleneintragstelle aufgerufen. Diese Prozedur führt den Algorithmus nach „Shannon-Fano“ aus, so wie er im Laborumdruck beschrieben ist. Dabei wird die Prozedur „kette_schreiben“ ausgeführt, die an die Listen auf dem Heap den Bitcode für die Zeichen anfügt. Sind die gesamten Zeichen in der Tabelle codiert, so wird die Prozedur „code_schreiben“ aufgerufen. Diese schreibt die Codes für die Zeichen in eine Textdatei, da diese für den Dekomprimierungsvorgang benötigt werden. Jetzt erfolgt in der Prozedur „datei_umsetzen“ das Komprimieren der Daten aus der Datei. </text:span><text:span text:style-name="T1">Dazu wird die Datei, die komprimiert werden soll, zum Lesen geöffnet und eine Datei zum Schreiben angelegt, in der die komprimierten Daten geschrieben werden. Jetzt wird Zeichen für Zeichen aus der Datei gelesen und der dazugehörige Bitcode in die neue Datei geschrieben. Wurde die komplette Datei umgesetzt, so werden die Dateien geschlossen und die Prozedur „datei_umsetzen“ verlassen. Danach wird aus der Anzahl der gelesenen und der geschriebenen Bits noch der Kompressionsgrad berechnet und auf dem Bildschirm ausgegeben und das Programm beendet.</text:span></text:p>
      <text:p text:style-name="P4"/>
      <text:p text:style-name="P4"/>
      <text:p text:style-name="P4"><text:soft-page-break/>Konzeptstrucktogramm:</text:p>
      <text:p text:style-name="P8"/>
      <text:p text:style-name="P9"><draw:frame draw:style-name="fr1" draw:name="Grafik3" text:anchor-type="as-char" svg:width="10.596cm" svg:height="5.073cm" draw:z-index="2"><draw:image xlink:href="Pictures/2000000900003CE000001D259E39CA8F.svm" xlink:type="simple" xlink:show="embed" xlink:actuate="onLoad"/></draw:frame></text:p>
      <text:p text:style-name="P7"/>
      <text:p text:style-name="P10"/>
      <text:h text:style-name="Heading_20_1" text:outline-level="1"><text:bookmark-start text:name="__RefHeading__4754_1434703949"/>3 Kompression verschiedener Signale / Praktischer Teil<text:bookmark-end text:name="__RefHeading__4754_1434703949"/></text:h>
      <text:h text:style-name="Heading_20_2" text:outline-level="2"><text:bookmark-start text:name="__RefHeading__4756_1434703949"/>3.1 Rechteckspannung<text:bookmark-end text:name="__RefHeading__4756_1434703949"/></text:h>
      <text:p text:style-name="P4"/>
      <table:table table:name="Tabelle1" table:style-name="Tabelle1">
        <table:table-column table:style-name="Tabelle1.A" table:number-columns-repeated="3"/>
        <table:table-column table:style-name="Tabelle1.D"/>
        <table:table-row table:style-name="Tabelle1.1">
          <table:table-cell table:style-name="Tabelle1.A1" office:value-type="string">
            <text:p text:style-name="P5">Dateiname</text:p>
          </table:table-cell>
          <table:table-cell table:style-name="Tabelle1.A1" office:value-type="string">
            <text:p text:style-name="P5">unkomprimierte</text:p>
            <text:p text:style-name="P5">Dateilänge [Bit]</text:p>
          </table:table-cell>
          <table:table-cell table:style-name="Tabelle1.A1" office:value-type="string">
            <text:p text:style-name="P5">komprimierte</text:p>
            <text:p text:style-name="P5">Dateilänge [Bit]</text:p>
          </table:table-cell>
          <table:table-cell table:style-name="Tabelle1.D1" office:value-type="string">
            <text:p text:style-name="P5">Kompressionsgrad</text:p>
            <text:p text:style-name="P5">[%]</text:p>
          </table:table-cell>
        </table:table-row>
        <table:table-row table:style-name="Tabelle1.1">
          <table:table-cell table:style-name="Tabelle1.A1" office:value-type="string">
            <text:p text:style-name="P5">rechteck.mes</text:p>
          </table:table-cell>
          <table:table-cell table:style-name="Tabelle1.A1" office:value-type="string">
            <text:p text:style-name="P5">4000</text:p>
          </table:table-cell>
          <table:table-cell table:style-name="Tabelle1.A1" office:value-type="string">
            <text:p text:style-name="P6"/>
          </table:table-cell>
          <table:table-cell table:style-name="Tabelle1.D1" office:value-type="string">
            <text:p text:style-name="P6"/>
          </table:table-cell>
        </table:table-row>
        <table:table-row table:style-name="Tabelle1.1">
          <table:table-cell table:style-name="Tabelle1.A1" office:value-type="string">
            <text:p text:style-name="P5">rechteck.1st</text:p>
          </table:table-cell>
          <table:table-cell table:style-name="Tabelle1.A1" office:value-type="string">
            <text:p text:style-name="P5">4000</text:p>
          </table:table-cell>
          <table:table-cell table:style-name="Tabelle1.A1" office:value-type="string">
            <text:p text:style-name="P6"/>
          </table:table-cell>
          <table:table-cell table:style-name="Tabelle1.D1" office:value-type="string">
            <text:p text:style-name="P6"/>
          </table:table-cell>
        </table:table-row>
        <table:table-row table:style-name="Tabelle1.1">
          <table:table-cell table:style-name="Tabelle1.A1" office:value-type="string">
            <text:p text:style-name="P5">rechteck.2nd</text:p>
          </table:table-cell>
          <table:table-cell table:style-name="Tabelle1.A1" office:value-type="string">
            <text:p text:style-name="P5">4000</text:p>
          </table:table-cell>
          <table:table-cell table:style-name="Tabelle1.A1" office:value-type="string">
            <text:p text:style-name="P6"/>
          </table:table-cell>
          <table:table-cell table:style-name="Tabelle1.D1" office:value-type="string">
            <text:p text:style-name="P6"/>
          </table:table-cell>
        </table:table-row>
      </table:table>
      <text:p text:style-name="P3"/>
      <text:p text:style-name="P3"/>
      <text:p text:style-name="P3"/>
      <text:h text:style-name="Heading_20_2" text:outline-level="2"><text:bookmark-start text:name="__RefHeading__4758_1434703949"/>3.2 Gleichspannung<text:bookmark-end text:name="__RefHeading__4758_1434703949"/></text:h>
      <text:p text:style-name="P4"/>
      <table:table table:name="Tabelle2" table:style-name="Tabelle2">
        <table:table-column table:style-name="Tabelle2.A" table:number-columns-repeated="3"/>
        <table:table-column table:style-name="Tabelle2.D"/>
        <table:table-row table:style-name="Tabelle2.1">
          <table:table-cell table:style-name="Tabelle2.A1" office:value-type="string">
            <text:p text:style-name="P5">Dateiname</text:p>
          </table:table-cell>
          <table:table-cell table:style-name="Tabelle2.A1" office:value-type="string">
            <text:p text:style-name="P5">unkomprimierte</text:p>
            <text:p text:style-name="P5">Dateilänge [Bit]</text:p>
          </table:table-cell>
          <table:table-cell table:style-name="Tabelle2.A1" office:value-type="string">
            <text:p text:style-name="P5">komprimierte</text:p>
            <text:p text:style-name="P5">Dateilänge [Bit]</text:p>
          </table:table-cell>
          <table:table-cell table:style-name="Tabelle2.D1" office:value-type="string">
            <text:p text:style-name="P5">Kompressionsgrad</text:p>
            <text:p text:style-name="P5">[%]</text:p>
          </table:table-cell>
        </table:table-row>
        <table:table-row table:style-name="Tabelle2.1">
          <table:table-cell table:style-name="Tabelle2.A1" office:value-type="string">
            <text:p text:style-name="P5">gleichsp.mes</text:p>
          </table:table-cell>
          <table:table-cell table:style-name="Tabelle2.A1" office:value-type="string">
            <text:p text:style-name="P5">4000</text:p>
          </table:table-cell>
          <table:table-cell table:style-name="Tabelle2.A1" office:value-type="string">
            <text:p text:style-name="P6"/>
          </table:table-cell>
          <table:table-cell table:style-name="Tabelle2.D1" office:value-type="string">
            <text:p text:style-name="P6"/>
          </table:table-cell>
        </table:table-row>
        <table:table-row table:style-name="Tabelle2.1">
          <table:table-cell table:style-name="Tabelle2.A1" office:value-type="string">
            <text:p text:style-name="P5">gleichsp.1st</text:p>
          </table:table-cell>
          <table:table-cell table:style-name="Tabelle2.A1" office:value-type="string">
            <text:p text:style-name="P5">4000</text:p>
          </table:table-cell>
          <table:table-cell table:style-name="Tabelle2.A1" office:value-type="string">
            <text:p text:style-name="P6"/>
          </table:table-cell>
          <table:table-cell table:style-name="Tabelle2.D1" office:value-type="string">
            <text:p text:style-name="P6"/>
          </table:table-cell>
        </table:table-row>
        <table:table-row table:style-name="Tabelle2.1">
          <table:table-cell table:style-name="Tabelle2.A1" office:value-type="string">
            <text:p text:style-name="P5">gleichsp.2nd</text:p>
          </table:table-cell>
          <table:table-cell table:style-name="Tabelle2.A1" office:value-type="string">
            <text:p text:style-name="P5">4000</text:p>
          </table:table-cell>
          <table:table-cell table:style-name="Tabelle2.A1" office:value-type="string">
            <text:p text:style-name="P6"/>
          </table:table-cell>
          <table:table-cell table:style-name="Tabelle2.D1" office:value-type="string">
            <text:p text:style-name="P6"/>
          </table:table-cell>
        </table:table-row>
      </table:table>
      <text:p text:style-name="P8"/>
      <text:p text:style-name="P8"/>
      <text:p text:style-name="P8"/>
      <text:h text:style-name="Heading_20_2" text:outline-level="2"><text:bookmark-start text:name="__RefHeading__4760_1434703949"/>3.3 Rauschspannung<text:bookmark-end text:name="__RefHeading__4760_1434703949"/></text:h>
      <text:p text:style-name="P4"/>
      <table:table table:name="Tabelle3" table:style-name="Tabelle3">
        <table:table-column table:style-name="Tabelle3.A" table:number-columns-repeated="3"/>
        <table:table-column table:style-name="Tabelle3.D"/>
        <table:table-row table:style-name="Tabelle3.1">
          <table:table-cell table:style-name="Tabelle3.A1" office:value-type="string">
            <text:p text:style-name="P5">Dateiname</text:p>
          </table:table-cell>
          <table:table-cell table:style-name="Tabelle3.A1" office:value-type="string">
            <text:p text:style-name="P5">unkomprimierte</text:p>
            <text:p text:style-name="P5">Dateilänge [Bit]</text:p>
          </table:table-cell>
          <table:table-cell table:style-name="Tabelle3.A1" office:value-type="string">
            <text:p text:style-name="P5">komprimierte</text:p>
            <text:p text:style-name="P5">Dateilänge [Bit]</text:p>
          </table:table-cell>
          <table:table-cell table:style-name="Tabelle3.D1" office:value-type="string">
            <text:p text:style-name="P5">Kompressionsgrad</text:p>
            <text:p text:style-name="P5">[%]</text:p>
          </table:table-cell>
        </table:table-row>
        <table:table-row table:style-name="Tabelle3.1">
          <table:table-cell table:style-name="Tabelle3.A1" office:value-type="string">
            <text:p text:style-name="P5">rausch.mes</text:p>
          </table:table-cell>
          <table:table-cell table:style-name="Tabelle3.A1" office:value-type="string">
            <text:p text:style-name="P5">4000</text:p>
          </table:table-cell>
          <table:table-cell table:style-name="Tabelle3.A1" office:value-type="string">
            <text:p text:style-name="P6"/>
          </table:table-cell>
          <table:table-cell table:style-name="Tabelle3.D1" office:value-type="string">
            <text:p text:style-name="P6"/>
          </table:table-cell>
        </table:table-row>
        <table:table-row table:style-name="Tabelle3.1">
          <table:table-cell table:style-name="Tabelle3.A1" office:value-type="string">
            <text:p text:style-name="P5">rausch.1st</text:p>
          </table:table-cell>
          <table:table-cell table:style-name="Tabelle3.A1" office:value-type="string">
            <text:p text:style-name="P5">4000</text:p>
          </table:table-cell>
          <table:table-cell table:style-name="Tabelle3.A1" office:value-type="string">
            <text:p text:style-name="P6"/>
          </table:table-cell>
          <table:table-cell table:style-name="Tabelle3.D1" office:value-type="string">
            <text:p text:style-name="P6"/>
          </table:table-cell>
        </table:table-row>
        <table:table-row table:style-name="Tabelle3.1">
          <table:table-cell table:style-name="Tabelle3.A1" office:value-type="string">
            <text:p text:style-name="P5">rausch.2nd</text:p>
          </table:table-cell>
          <table:table-cell table:style-name="Tabelle3.A1" office:value-type="string">
            <text:p text:style-name="P5">4000</text:p>
          </table:table-cell>
          <table:table-cell table:style-name="Tabelle3.A1" office:value-type="string">
            <text:p text:style-name="P6"/>
          </table:table-cell>
          <table:table-cell table:style-name="Tabelle3.D1" office:value-type="string">
            <text:p text:style-name="P6"/>
          </table:table-cell>
        </table:table-row>
      </table:table>
      <text:p text:style-name="P12"/>
      <text:h text:style-name="Heading_20_2" text:outline-level="2"><text:bookmark-start text:name="__RefHeading__4762_1434703949"/>3.4 Dreieckspannung<text:bookmark-end text:name="__RefHeading__4762_1434703949"/></text:h>
      <text:p text:style-name="P4"/>
      <table:table table:name="Tabelle4" table:style-name="Tabelle4">
        <table:table-column table:style-name="Tabelle4.A" table:number-columns-repeated="3"/>
        <table:table-column table:style-name="Tabelle4.D"/>
        <table:table-row table:style-name="Tabelle4.1">
          <table:table-cell table:style-name="Tabelle4.A1" office:value-type="string">
            <text:p text:style-name="P5">Dateiname</text:p>
          </table:table-cell>
          <table:table-cell table:style-name="Tabelle4.A1" office:value-type="string">
            <text:p text:style-name="P5">unkomprimierte</text:p>
            <text:p text:style-name="P5">Dateilänge [Bit]</text:p>
          </table:table-cell>
          <table:table-cell table:style-name="Tabelle4.A1" office:value-type="string">
            <text:p text:style-name="P5">komprimierte</text:p>
            <text:p text:style-name="P5">Dateilänge [Bit]</text:p>
          </table:table-cell>
          <table:table-cell table:style-name="Tabelle4.D1" office:value-type="string">
            <text:p text:style-name="P5">Kompressionsgrad</text:p>
            <text:p text:style-name="P5">[%]</text:p>
          </table:table-cell>
        </table:table-row>
        <table:table-row table:style-name="Tabelle4.1">
          <table:table-cell table:style-name="Tabelle4.A1" office:value-type="string">
            <text:p text:style-name="P5">dreieck.mes</text:p>
          </table:table-cell>
          <table:table-cell table:style-name="Tabelle4.A1" office:value-type="string">
            <text:p text:style-name="P5">4000</text:p>
          </table:table-cell>
          <table:table-cell table:style-name="Tabelle4.A1" office:value-type="string">
            <text:p text:style-name="P6"/>
          </table:table-cell>
          <table:table-cell table:style-name="Tabelle4.D1" office:value-type="string">
            <text:p text:style-name="P6"/>
          </table:table-cell>
        </table:table-row>
        <table:table-row table:style-name="Tabelle4.1">
          <table:table-cell table:style-name="Tabelle4.A1" office:value-type="string">
            <text:p text:style-name="P5">dreieck.1st</text:p>
          </table:table-cell>
          <table:table-cell table:style-name="Tabelle4.A1" office:value-type="string">
            <text:p text:style-name="P5">4000</text:p>
          </table:table-cell>
          <table:table-cell table:style-name="Tabelle4.A1" office:value-type="string">
            <text:p text:style-name="P6"/>
          </table:table-cell>
          <table:table-cell table:style-name="Tabelle4.D1" office:value-type="string">
            <text:p text:style-name="P6"/>
          </table:table-cell>
        </table:table-row>
        <table:table-row table:style-name="Tabelle4.1">
          <table:table-cell table:style-name="Tabelle4.A1" office:value-type="string">
            <text:p text:style-name="P5">dreieck.2nd</text:p>
          </table:table-cell>
          <table:table-cell table:style-name="Tabelle4.A1" office:value-type="string">
            <text:p text:style-name="P5">4000</text:p>
          </table:table-cell>
          <table:table-cell table:style-name="Tabelle4.A1" office:value-type="string">
            <text:p text:style-name="P6"/>
          </table:table-cell>
          <table:table-cell table:style-name="Tabelle4.D1" office:value-type="string">
            <text:p text:style-name="P6"/>
          </table:table-cell>
        </table:table-row>
      </table:table>
      <text:p text:style-name="P4"/>
      <text:p text:style-name="P4"/>
      <text:p text:style-name="P4"/>
      <text:h text:style-name="Heading_20_2" text:outline-level="2"><text:bookmark-start text:name="__RefHeading__4764_1434703949"/>3.5 Sinusspannung<text:bookmark-end text:name="__RefHeading__4764_1434703949"/></text:h>
      <text:p text:style-name="P4"/>
      <table:table table:name="Tabelle5" table:style-name="Tabelle5">
        <table:table-column table:style-name="Tabelle5.A" table:number-columns-repeated="3"/>
        <table:table-column table:style-name="Tabelle5.D"/>
        <table:table-row table:style-name="Tabelle5.1">
          <table:table-cell table:style-name="Tabelle5.A1" office:value-type="string">
            <text:p text:style-name="P5">Dateiname</text:p>
          </table:table-cell>
          <table:table-cell table:style-name="Tabelle5.A1" office:value-type="string">
            <text:p text:style-name="P5">unkomprimierte</text:p>
            <text:p text:style-name="P5">Dateilänge [Bit]</text:p>
          </table:table-cell>
          <table:table-cell table:style-name="Tabelle5.A1" office:value-type="string">
            <text:p text:style-name="P5">komprimierte</text:p>
            <text:p text:style-name="P5">Dateilänge [Bit]</text:p>
          </table:table-cell>
          <table:table-cell table:style-name="Tabelle5.D1" office:value-type="string">
            <text:p text:style-name="P5">Kompressionsgrad</text:p>
            <text:p text:style-name="P5">[%]</text:p>
          </table:table-cell>
        </table:table-row>
        <table:table-row table:style-name="Tabelle5.1">
          <table:table-cell table:style-name="Tabelle5.A1" office:value-type="string">
            <text:p text:style-name="P5">sinus.mes</text:p>
          </table:table-cell>
          <table:table-cell table:style-name="Tabelle5.A1" office:value-type="string">
            <text:p text:style-name="P5">4000</text:p>
          </table:table-cell>
          <table:table-cell table:style-name="Tabelle5.A1" office:value-type="string">
            <text:p text:style-name="P6"/>
          </table:table-cell>
          <table:table-cell table:style-name="Tabelle5.D1" office:value-type="string">
            <text:p text:style-name="P6"/>
          </table:table-cell>
        </table:table-row>
        <table:table-row table:style-name="Tabelle5.1">
          <table:table-cell table:style-name="Tabelle5.A1" office:value-type="string">
            <text:p text:style-name="P5">sinus.1st</text:p>
          </table:table-cell>
          <table:table-cell table:style-name="Tabelle5.A1" office:value-type="string">
            <text:p text:style-name="P5">4000</text:p>
          </table:table-cell>
          <table:table-cell table:style-name="Tabelle5.A1" office:value-type="string">
            <text:p text:style-name="P6"/>
          </table:table-cell>
          <table:table-cell table:style-name="Tabelle5.D1" office:value-type="string">
            <text:p text:style-name="P6"/>
          </table:table-cell>
        </table:table-row>
        <table:table-row table:style-name="Tabelle5.1">
          <table:table-cell table:style-name="Tabelle5.A1" office:value-type="string">
            <text:p text:style-name="P5">sinus.2nd</text:p>
          </table:table-cell>
          <table:table-cell table:style-name="Tabelle5.A1" office:value-type="string">
            <text:p text:style-name="P5">4000</text:p>
          </table:table-cell>
          <table:table-cell table:style-name="Tabelle5.A1" office:value-type="string">
            <text:p text:style-name="P6"/>
          </table:table-cell>
          <table:table-cell table:style-name="Tabelle5.D1" office:value-type="string">
            <text:p text:style-name="P6"/>
          </table:table-cell>
        </table:table-row>
      </table:table>
      <text:p text:style-name="P3"/>
      <text:p text:style-name="P3"/>
      <text:h text:style-name="Heading_20_2" text:outline-level="2"><text:bookmark-start text:name="__RefHeading__4766_1434703949"/>3.6 Textdatei „ascii.mes“<text:bookmark-end text:name="__RefHeading__4766_1434703949"/></text:h>
      <text:p text:style-name="P4"/>
      <table:table table:name="Tabelle6" table:style-name="Tabelle6">
        <table:table-column table:style-name="Tabelle6.A" table:number-columns-repeated="3"/>
        <table:table-column table:style-name="Tabelle6.D"/>
        <table:table-row table:style-name="Tabelle6.1">
          <table:table-cell table:style-name="Tabelle6.A1" office:value-type="string">
            <text:p text:style-name="P5">Dateiname</text:p>
          </table:table-cell>
          <table:table-cell table:style-name="Tabelle6.A1" office:value-type="string">
            <text:p text:style-name="P5">unkomprimierte</text:p>
            <text:p text:style-name="P5">Dateilänge [Bit]</text:p>
          </table:table-cell>
          <table:table-cell table:style-name="Tabelle6.A1" office:value-type="string">
            <text:p text:style-name="P5">komprimierte</text:p>
            <text:p text:style-name="P5">Dateilänge [Bit]</text:p>
          </table:table-cell>
          <table:table-cell table:style-name="Tabelle6.D1" office:value-type="string">
            <text:p text:style-name="P5">Kompressionsgrad</text:p>
            <text:p text:style-name="P5">[%]</text:p>
          </table:table-cell>
        </table:table-row>
        <table:table-row table:style-name="Tabelle6.1">
          <table:table-cell table:style-name="Tabelle6.A1" office:value-type="string">
            <text:p text:style-name="P5">ascii.mes</text:p>
          </table:table-cell>
          <table:table-cell table:style-name="Tabelle6.A1" office:value-type="string">
            <text:p text:style-name="P5">4000</text:p>
          </table:table-cell>
          <table:table-cell table:style-name="Tabelle6.A1" office:value-type="string">
            <text:p text:style-name="P6"/>
          </table:table-cell>
          <table:table-cell table:style-name="Tabelle6.D1" office:value-type="string">
            <text:p text:style-name="P6"/>
          </table:table-cell>
        </table:table-row>
        <table:table-row table:style-name="Tabelle6.1">
          <table:table-cell table:style-name="Tabelle6.A1" office:value-type="string">
            <text:p text:style-name="P5">ascii.1st</text:p>
          </table:table-cell>
          <table:table-cell table:style-name="Tabelle6.A1" office:value-type="string">
            <text:p text:style-name="P5">4000</text:p>
          </table:table-cell>
          <table:table-cell table:style-name="Tabelle6.A1" office:value-type="string">
            <text:p text:style-name="P6"/>
          </table:table-cell>
          <table:table-cell table:style-name="Tabelle6.D1" office:value-type="string">
            <text:p text:style-name="P6"/>
          </table:table-cell>
        </table:table-row>
        <table:table-row table:style-name="Tabelle6.1">
          <table:table-cell table:style-name="Tabelle6.A1" office:value-type="string">
            <text:p text:style-name="P5">ascii.2nd</text:p>
          </table:table-cell>
          <table:table-cell table:style-name="Tabelle6.A1" office:value-type="string">
            <text:p text:style-name="P5">4000</text:p>
          </table:table-cell>
          <table:table-cell table:style-name="Tabelle6.A1" office:value-type="string">
            <text:p text:style-name="P6"/>
          </table:table-cell>
          <table:table-cell table:style-name="Tabelle6.D1" office:value-type="string">
            <text:p text:style-name="P6"/>
          </table:table-cell>
        </table:table-row>
      </table:table>
      <text:p text:style-name="P11"/>
      <text:h text:style-name="Heading_20_1" text:outline-level="1"><text:bookmark-start text:name="__RefHeading__4768_1434703949"/><text:span text:style-name="T7">4</text:span> Beschreibung des Dekompressionsverfahrens<text:bookmark-end text:name="__RefHeading__4768_1434703949"/></text:h>
      <text:p text:style-name="P4"/>
      <text:p text:style-name="P4">Ein Programm, welches die aus einer komprimierten Datei die originalen Daten herstellen soll benötigt zusätzlich die Codetabelle, wie die Daten mit den Codes variabler Länge codiert wurden.</text:p>
      <text:p text:style-name="P4">Ist die Tabelle geladen, baut man im Speicher einen binären Baum auf, wie er auf Seite 17 des Laborumdrucks zu sehen ist. Danach fängt man an, „bitweise“, die komprimierte Datei zu lesen und sucht den Weg von der Wurzel des Baumes, bis man auf ein Zeichen trifft. Dieses Zeichen entspricht dann dem ersten Zeichen der original Daten. Mit diesem Schema macht man weiter, bis die ganze Datei dekomprimiert ist.</text:p>
      <text:p text:style-name="P4">Da Codes variabler Länge selten ein vielfaches von 8 Bit ergeben, muß dem Dekompressionsprogramm zusätzlich zur Codetabelle noch die Anzahl der dekomprimierten Zeichen mitgeteilt wer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de" fo:country="DE" style:font-name-asian="Times New Roman" style:font-size-asian="10pt" style:font-name-complex="Times New Roman" style:font-size-complex="10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nmerkungs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Absatz-Standardschriftart" style:family="text"/>
    <style:style style:name="Page_20_Number" style:display-name="Page Number" style:family="text" style:parent-style-name="Absatz-Standardschriftart"/>
    <style:style style:name="Anmerkungszeichen" style:family="text" style:parent-style-name="Absatz-Standardschriftar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01cm" fo:margin-bottom="2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icht zu den Übungen </dc:title>
    <meta:initial-creator>Prosoft</meta:initial-creator>
    <meta:creation-date>1997-05-21T20:21:00</meta:creation-date>
    <dc:date>2015-03-26T14:38:47.99</dc:date>
    <meta:editing-cycles>8</meta:editing-cycles>
    <meta:editing-duration>PT41M21S</meta:editing-duration>
    <meta:generator>LibreOffice/3.6$Windows_x86 LibreOffice_project/e183d5b-f8ccaf6-3804794-95b4be8-895629</meta:generator>
    <meta:document-statistic meta:table-count="6" meta:image-count="3" meta:object-count="0" meta:page-count="7" meta:paragraph-count="135" meta:word-count="1176" meta:character-count="8588" meta:non-whitespace-character-count="7518"/>
    <meta:user-defined meta:name="Info 1"/>
    <meta:user-defined meta:name="Info 2"/>
    <meta:user-defined meta:name="Info 3"/>
    <meta:user-defined meta:name="Info 4"/>
  </office:meta>
</office:document-meta>
</file>